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officeooo:paragraph-rsid="00060528" style:font-size-asian="13pt" style:font-size-complex="13pt"/>
    </style:style>
    <style:style style:name="P2" style:family="paragraph" style:parent-style-name="Standard">
      <style:text-properties style:font-name="Liberation Serif" fo:font-size="13pt" fo:font-weight="bold" officeooo:paragraph-rsid="00060528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Liberation Serif" fo:font-size="13pt" fo:font-style="italic" officeooo:paragraph-rsid="00060528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iberation Serif" fo:font-size="16pt" fo:font-weight="bold" officeooo:paragraph-rsid="00060528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Liberation Serif" fo:font-size="13pt" officeooo:paragraph-rsid="00060528" style:font-size-asian="13pt" style:font-size-complex="13pt"/>
    </style:style>
    <style:style style:name="P6" style:family="paragraph" style:parent-style-name="Header">
      <style:paragraph-properties fo:text-align="end" style:justify-single-word="false"/>
      <style:text-properties fo:color="#b3b3b3" fo:font-style="italic" officeooo:paragraph-rsid="00060528" style:font-style-asian="italic" style:font-style-complex="italic"/>
    </style:style>
    <style:style style:name="T1" style:family="text">
      <style:text-properties officeooo:rsid="00060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Спецификация: Менеджер контактов</text:span></text:p>
      <text:p text:style-name="P1"><text:span text:style-name="T1"/></text:p>
      <text:p text:style-name="P2"><text:span text:style-name="T1">1. Модель данных</text:span></text:p>
      <text:p text:style-name="P3"><text:span text:style-name="T1">Хранится в базе данных.</text:span></text:p>
      <text:p text:style-name="P1"><text:span text:style-name="T1">Типы объектов:</text:span></text:p>
      <text:p text:style-name="P5"><text:span text:style-name="T1">1.1 Объект "контакт"</text:span></text:p>
      <text:p text:style-name="P5"><text:span text:style-name="T1">- Имеет текстовое имя</text:span></text:p>
      <text:p text:style-name="P5"><text:span text:style-name="T1">- Имеет текстовую метку группы</text:span></text:p>
      <text:p text:style-name="P5"><text:span text:style-name="T1">- Имеет набор объектов "контактная информация"</text:span></text:p>
      <text:p text:style-name="P5"><text:span text:style-name="T1">1.2 Объект "контактная информация"</text:span></text:p>
      <text:p text:style-name="P5"><text:span text:style-name="T1">- Текстовая метка</text:span></text:p>
      <text:p text:style-name="P5"><text:span text:style-name="T1">- Текстовое содержимое</text:span></text:p>
      <text:p text:style-name="P2"><text:span text:style-name="T1">2. Операции с данными</text:span></text:p>
      <text:p text:style-name="P5"><text:span text:style-name="T1">2.2 Создание</text:span></text:p>
      <text:p text:style-name="P5"><text:span text:style-name="T1">- Добавление контакта</text:span></text:p>
      <text:p text:style-name="P5"><text:span text:style-name="T1">- Добавление единицы контактной информации в существующий контакт</text:span></text:p>
      <text:p text:style-name="P5"><text:span text:style-name="T1">2.3 Чтение</text:span></text:p>
      <text:p text:style-name="P5"><text:span text:style-name="T1">- Чтение контакта, названия его группы и его контактной информации</text:span></text:p>
      <text:p text:style-name="P5"><text:span text:style-name="T1">- Поиск контактов по части имени</text:span></text:p>
      <text:p text:style-name="P5"><text:span text:style-name="T1">2.4 Изменение</text:span></text:p>
      <text:p text:style-name="P5"><text:span text:style-name="T1">- Переименование контакта</text:span></text:p>
      <text:p text:style-name="P5"><text:span text:style-name="T1">- Изменение содержимого единицы контактной информации</text:span></text:p>
      <text:p text:style-name="P5"><text:span text:style-name="T1">- Перенос контакта другую группу</text:span></text:p>
      <text:p text:style-name="P5"><text:span text:style-name="T1">2.5 Удаление</text:span></text:p>
      <text:p text:style-name="P5"><text:span text:style-name="T1">- Удаление единицы контактной информации</text:span></text:p>
      <text:p text:style-name="P5"><text:span text:style-name="T1">- Удаление всего контакта</text:span></text:p>
      <text:p text:style-name="P2"><text:span text:style-name="T1">3. Представление:</text:span></text:p>
      <text:p text:style-name="P1"><text:span text:style-name="T1">- Отображение группированного списка контактов</text:span></text:p>
      <text:p text:style-name="P1"><text:span text:style-name="T1">- Отображение имени, группы и контактной информации для выбранного контакта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3b3b3" fo:font-style="italic" officeooo:paragraph-rsid="00060528" style:font-style-asian="italic" style:font-style-complex="italic"/>
    </style:style>
    <style:style style:name="MT1" style:family="text">
      <style:text-properties officeooo:rsid="00060528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Паньков Е., гр. 0520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2-09-13T07:43:20</meta:creation-date>
    <dc:date>2012-09-13T07:46:49</dc:date>
    <dc:creator>User </dc:creator>
    <meta:editing-duration>P0D</meta:editing-duration>
    <meta:editing-cycles>1</meta:editing-cycles>
    <meta:document-statistic meta:table-count="0" meta:image-count="0" meta:object-count="0" meta:page-count="1" meta:paragraph-count="29" meta:word-count="123" meta:character-count="862" meta:non-whitespace-character-count="768"/>
    <meta:generator>LibreOffice/3.6$Linux_x86 LibreOffice_project/360m1$Build-102</meta:generator>
  </office:meta>
</office:document-meta>
</file>